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09in"/>
    </style:style>
    <style:style style:name="co2" style:family="table-column">
      <style:table-column-properties fo:break-before="auto" style:column-width="2.5902in"/>
    </style:style>
    <style:style style:name="co3" style:family="table-column">
      <style:table-column-properties fo:break-before="auto" style:column-width="3.743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Gateway of Accounting</text:p>
          </table:table-cell>
          <table:table-cell table:number-columns-repeated="2"/>
        </table:table-row>
        <table:table-row table:style-name="ro1">
          <table:table-cell office:value-type="string">
            <text:p>Register(s)</text:p>
          </table:table-cell>
          <table:table-cell office:value-type="string">
            <text:p>Group</text:p>
          </table:table-cell>
          <table:table-cell office:value-type="string">
            <text:p>Show/ Create/ Modify/ Delete</text:p>
          </table:table-cell>
        </table:table-row>
        <table:table-row table:style-name="ro1">
          <table:table-cell/>
          <table:table-cell office:value-type="string">
            <text:p>Ledger</text:p>
          </table:table-cell>
          <table:table-cell office:value-type="string">
            <text:p>Show/ Create/ Modify/ Delete</text:p>
          </table:table-cell>
        </table:table-row>
        <table:table-row table:style-name="ro1">
          <table:table-cell/>
          <table:table-cell office:value-type="string">
            <text:p>CostCenter</text:p>
          </table:table-cell>
          <table:table-cell office:value-type="string">
            <text:p>Show/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eports</text:p>
          </table:table-cell>
          <table:table-cell office:value-type="string">
            <text:p>Group</text:p>
          </table:table-cell>
          <table:table-cell office:value-type="string">
            <text:p>Show/</text:p>
          </table:table-cell>
        </table:table-row>
        <table:table-row table:style-name="ro1">
          <table:table-cell/>
          <table:table-cell office:value-type="string">
            <text:p>Ledger</text:p>
          </table:table-cell>
          <table:table-cell office:value-type="string">
            <text:p>Show/</text:p>
          </table:table-cell>
        </table:table-row>
        <table:table-row table:style-name="ro1">
          <table:table-cell/>
          <table:table-cell office:value-type="string">
            <text:p>CostCenter </text:p>
          </table:table-cell>
          <table:table-cell office:value-type="string">
            <text:p>Show/</text:p>
          </table:table-cell>
        </table:table-row>
        <table:table-row table:style-name="ro1">
          <table:table-cell/>
          <table:table-cell office:value-type="string">
            <text:p>All Vouchers (First Select a Month)</text:p>
          </table:table-cell>
          <table:table-cell office:value-type="string">
            <text:p>Show/ Create/ Modify/ Delet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Entries</text:p>
          </table:table-cell>
          <table:table-cell office:value-type="string">
            <text:p>Due Fee</text:p>
          </table:table-cell>
          <table:table-cell office:value-type="string">
            <text:p>Show/ Create/ Modify/ Delete</text:p>
          </table:table-cell>
        </table:table-row>
        <table:table-row table:style-name="ro1">
          <table:table-cell/>
          <table:table-cell office:value-type="string">
            <text:p>Create Salary</text:p>
          </table:table-cell>
          <table:table-cell office:value-type="string">
            <text:p>Show/ Create/ Modify/ Delete</text:p>
          </table:table-cell>
        </table:table-row>
        <table:table-row table:style-name="ro1">
          <table:table-cell/>
          <table:table-cell office:value-type="string">
            <text:p>Receipt General</text:p>
          </table:table-cell>
          <table:table-cell office:value-type="string">
            <text:p>Show/ Create/ Modify/ Delete</text:p>
          </table:table-cell>
        </table:table-row>
        <table:table-row table:style-name="ro1">
          <table:table-cell/>
          <table:table-cell office:value-type="string">
            <text:p>Receipt Fee</text:p>
          </table:table-cell>
          <table:table-cell office:value-type="string">
            <text:p>Show/ Create/ Modify/ Delete</text:p>
          </table:table-cell>
        </table:table-row>
        <table:table-row table:style-name="ro1">
          <table:table-cell/>
          <table:table-cell office:value-type="string">
            <text:p>Payment Salary</text:p>
          </table:table-cell>
          <table:table-cell office:value-type="string">
            <text:p>Show/ Create/ Modify/ Delete</text:p>
          </table:table-cell>
        </table:table-row>
        <table:table-row table:style-name="ro1">
          <table:table-cell/>
          <table:table-cell office:value-type="string">
            <text:p>Payment General</text:p>
          </table:table-cell>
          <table:table-cell office:value-type="string">
            <text:p>Show/ Create/ Modify/ Delet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alance Sheet</text:p>
          </table:table-cell>
          <table:table-cell/>
          <table:table-cell office:value-type="string">
            <text:p>Show/</text:p>
          </table:table-cell>
        </table:table-row>
        <table:table-row table:style-name="ro1">
          <table:table-cell office:value-type="string">
            <text:p>Profit and Loss</text:p>
          </table:table-cell>
          <table:table-cell/>
          <table:table-cell office:value-type="string">
            <text:p>Show/</text:p>
          </table:table-cell>
        </table:table-row>
      </table:table>
      <table:table table:name="Sheet2" table:style-name="ta1">
        <table:table-column table:style-name="co4" table:number-columns-repeated="4" table:default-cell-style-name="Default"/>
        <table:table-row table:style-name="ro1">
          <table:table-cell table:style-name="ce1" office:value-type="string" table:number-columns-spanned="4" table:number-rows-spanned="1">
            <text:p>Group</text:p>
          </table:table-cell>
          <table:covered-table-cell table:number-columns-repeated="3" table:style-name="ce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table:number-columns-spanned="4" table:number-rows-spanned="1">
            <text:p>Ledger</text:p>
          </table:table-cell>
          <table:covered-table-cell table:number-columns-repeated="3" table:style-name="ce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table:number-columns-spanned="4" table:number-rows-spanned="1">
            <text:p>MonthWise</text:p>
          </table:table-cell>
          <table:covered-table-cell table:number-columns-repeated="3" table:style-name="ce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table:number-columns-spanned="4" table:number-rows-spanned="1">
            <text:p>Voucher Ref</text:p>
          </table:table-cell>
          <table:covered-table-cell table:number-columns-repeated="3" table:style-name="ce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table:number-columns-spanned="4" table:number-rows-spanned="1">
            <text:p>MonthWise</text:p>
          </table:table-cell>
          <table:covered-table-cell table:number-columns-repeated="3" table:style-name="ce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2:50:27.65</meta:creation-date>
    <dc:date>2020-10-19T18:05:35.94</dc:date>
    <meta:editing-duration>PT4H59M56S</meta:editing-duration>
    <meta:editing-cycles>3</meta:editing-cycles>
    <meta:generator>LibreOffice/3.6$Windows_x86 LibreOffice_project/2ef5aff-a6fb0ff-166bdff-cf087ad-0f1389</meta:generator>
    <meta:document-statistic meta:table-count="2" meta:cell-count="79" meta:object-count="0"/>
  </office:meta>
</office:document-meta>
</file>